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uscaloosa_be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geoid20</text:p>
          </table:table-cell>
          <table:table-cell office:value-type="string" calcext:value-type="string">
            <text:p>district</text:p>
          </table:table-cell>
        </table:table-row>
        <table:table-row table:style-name="ro1">
          <table:table-cell office:value-type="string" calcext:value-type="string">
            <text:p>01125010101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1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2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23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1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42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1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105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1053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201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201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1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32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4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3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44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205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5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206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2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2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0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23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2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33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4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4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3052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3052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3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1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33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1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4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0404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5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51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51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1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52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52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5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125010406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63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4072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0500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500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14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3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6044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1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3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420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52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3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3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6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64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7071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7074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2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1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23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23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3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3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0804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08042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1200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2002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401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401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401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401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401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1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4024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2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6003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6003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70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1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2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7033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3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8004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3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4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14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902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902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902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1902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1902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001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1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0022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1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1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102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102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30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43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2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5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6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6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307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307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1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3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33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4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1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4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406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62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71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4082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0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11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1125012503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33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4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10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505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1125012600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600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6002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2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700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700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800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800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800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125012800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125012800202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3136" meta:object-count="0"/>
    <meta:generator>LibreOffice/7.5.5.2$MacOSX_AARCH64 LibreOffice_project/ca8fe7424262805f223b9a2334bc7181abbcbf5e</meta:generator>
  </office:meta>
</office:document-meta>
</file>